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5f16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fo:font-weight="bold" officeooo:paragraph-rsid="0005f163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c9211e" loext:opacity="100%" fo:font-size="20pt" fo:font-weight="bold" officeooo:rsid="000761ab" officeooo:paragraph-rsid="0005f163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c9211e" loext:opacity="100%" fo:font-size="20pt" fo:font-weight="bold" officeooo:paragraph-rsid="0005f16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fo:font-size="20pt" fo:font-weight="bold" officeooo:paragraph-rsid="0005f163" fo:background-color="#00849a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00849a" loext:opacity="100%" fo:font-size="14pt" style:text-underline-style="solid" style:text-underline-width="auto" style:text-underline-color="font-color" fo:font-weight="bold" officeooo:paragraph-rsid="0005f163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5f163"/>
    </style:style>
    <style:style style:name="P8" style:family="paragraph" style:parent-style-name="Standard">
      <style:text-properties officeooo:paragraph-rsid="00080090"/>
    </style:style>
    <style:style style:name="P9" style:family="paragraph" style:parent-style-name="Standard">
      <style:text-properties officeooo:paragraph-rsid="000dd71b"/>
    </style:style>
    <style:style style:name="P10" style:family="paragraph" style:parent-style-name="Standard">
      <style:text-properties officeooo:paragraph-rsid="000e8db3"/>
    </style:style>
    <style:style style:name="T1" style:family="text">
      <style:text-properties officeooo:rsid="00088ce9"/>
    </style:style>
    <style:style style:name="T2" style:family="text">
      <style:text-properties fo:color="#ffffff" loext:opacity="100%" officeooo:rsid="000761ab" fo:background-color="#00849a" loext:char-shading-value="0"/>
    </style:style>
    <style:style style:name="T3" style:family="text">
      <style:text-properties fo:color="#ffffff" loext:opacity="100%" officeooo:rsid="0005f163" fo:background-color="#00849a" loext:char-shading-value="0"/>
    </style:style>
    <style:style style:name="T4" style:family="text">
      <style:text-properties fo:color="#ffffff" loext:opacity="100%" officeooo:rsid="0006dc9c" fo:background-color="#00849a" loext:char-shading-value="0"/>
    </style:style>
    <style:style style:name="T5" style:family="text">
      <style:text-properties fo:background-color="#00849a" loext:char-shading-value="0"/>
    </style:style>
    <style:style style:name="T6" style:family="text">
      <style:text-properties officeooo:rsid="000a66b1"/>
    </style:style>
    <style:style style:name="T7" style:family="text">
      <style:text-properties officeooo:rsid="000b5b28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80090" style:font-size-asian="14pt" style:font-size-complex="14pt"/>
    </style:style>
    <style:style style:name="T10" style:family="text">
      <style:text-properties fo:font-size="14pt" officeooo:rsid="000dd158" style:font-size-asian="14pt" style:font-size-complex="14pt"/>
    </style:style>
    <style:style style:name="T11" style:family="text">
      <style:text-properties fo:font-size="14pt" officeooo:rsid="000d1e4a" style:font-size-asian="14pt" style:font-size-complex="14pt"/>
    </style:style>
    <style:style style:name="T12" style:family="text">
      <style:text-properties fo:font-size="14pt" officeooo:rsid="000dd71b" style:font-size-asian="14pt" style:font-size-complex="14pt"/>
    </style:style>
    <style:style style:name="T13" style:family="text">
      <style:text-properties fo:font-size="14pt" officeooo:rsid="00111e56" style:font-size-asian="14pt" style:font-size-complex="14pt"/>
    </style:style>
    <style:style style:name="T14" style:family="text">
      <style:text-properties officeooo:rsid="00080090"/>
    </style:style>
    <style:style style:name="T15" style:family="text">
      <style:text-properties officeooo:rsid="00096325"/>
    </style:style>
    <style:style style:name="T16" style:family="text">
      <style:text-properties officeooo:rsid="000c1938"/>
    </style:style>
    <style:style style:name="T17" style:family="text">
      <style:text-properties officeooo:rsid="000da592"/>
    </style:style>
    <style:style style:name="T18" style:family="text">
      <style:text-properties officeooo:rsid="000e12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5"><text:tab/> Modèle rétrospectif<text:tab/> <text:tab/></text:p>
      <text:p text:style-name="P2"/>
      <text:p text:style-name="P2"/>
      <text:p text:style-name="P3"/>
      <text:p text:style-name="P4"><text:span text:style-name="T2"><text:s/>Sprint </text:span><text:span text:style-name="T4">3</text:span><text:span text:style-name="T2"> – mediscreen-</text:span><text:span text:style-name="T3">report</text:span><text:span text:style-name="T5"><text:tab/><text:tab/><text:tab/><text:tab/><text:tab/><text:tab/><text:tab/></text:span></text:p>
      <text:p text:style-name="P6"/>
      <text:p text:style-name="P6"/>
      <text:p text:style-name="P6">Ce qui s’est bien passé :</text:p>
      <text:p text:style-name="P1"/>
      <text:p text:style-name="P1">- J'ai utilisé le modèle de spécification REST API pour créer une implémentation REST pour <text:span text:style-name="T18">générer un rapport sur le risque de diabète.</text:span></text:p>
      <text:p text:style-name="P1"/>
      <text:p text:style-name="P1">- <text:span text:style-name="T7">J</text:span>'ai testé mon implémentation en utilisant <text:span text:style-name="T14">des outils comme Postman ou des commandes cURL ainsi qu’avec des test d’intégration et unitaires.</text:span></text:p>
      <text:p text:style-name="P1"/>
      <text:p text:style-name="P7"><text:span text:style-name="T8">- J'ai </text:span><text:span text:style-name="T10">mis </text:span><text:span text:style-name="T8">en place l'infrastructure des microservices Docker conformément aux exigences.</text:span></text:p>
      <text:p text:style-name="P7"><text:span text:style-name="T8"/></text:p>
      <text:p text:style-name="P8"><text:span text:style-name="T8">- </text:span><text:span text:style-name="T9">J’ai </text:span><text:span text:style-name="T10">utilisé </text:span><text:span text:style-name="T9">Docker Compose afin d’automatiser le déploiement de tous les conteneurs Docker </text:span><text:span text:style-name="T10">du projet.</text:span></text:p>
      <text:p text:style-name="P8"><text:span text:style-name="T9"/></text:p>
      <text:p text:style-name="P8"><text:span text:style-name="T9">- J'ai mis en place les règles de détermination des niveaux de risque en fonction des données démographiques du patient et des déclencheurs présents dans les notes du praticien.</text:span></text:p>
      <text:p text:style-name="P8"><text:span text:style-name="T9"/></text:p>
      <text:p text:style-name="P9"><text:span text:style-name="T9">- <text:s/>L'interface utilisateur a été créée, permettant la </text:span><text:span text:style-name="T12">génération et l’affichage du rapport de diabète d’un patient.</text:span></text:p>
      <text:p text:style-name="P1"/>
      <text:p text:style-name="P1"/>
      <text:p text:style-name="P6">Ce qui aurait pu aller mieux :</text:p>
      <text:p text:style-name="P1"/>
      <text:p text:style-name="P1">- J'aurais pu mieux estimer le temps nécessaire pour terminer certaines tâches, ce qui aurait permis une meilleure planification et gestion du temps.</text:p>
      <text:p text:style-name="P1"/>
      <text:p text:style-name="P1">- <text:span text:style-name="T15">Utilisation tardive de variables d’environnement pour pouvoir passer dynamiquement de la configuration docker a la configuration localhost.</text:span></text:p>
      <text:p text:style-name="P1"/>
      <text:p text:style-name="P1">- <text:span text:style-name="T16">Le manque de précision quand aux règles de détermination des niveaux de risque m’a amené à prendre des décisions arbitraires. ( 30 ans c’est 30+ ou 30- , etc...)</text:span></text:p>
      <text:p text:style-name="P1"/>
      <text:p text:style-name="P6"><text:soft-page-break/>Ce que j’aimerais faire différemment :</text:p>
      <text:p text:style-name="P1"/>
      <text:p text:style-name="P1">- Établir des estimations de temps plus précises pour les prochaines itérations afin d'améliorer la planification d<text:span text:style-name="T1">es</text:span> sprint.</text:p>
      <text:p text:style-name="P1"/>
      <text:p text:style-name="P1">- <text:span text:style-name="T16">J’aurais aimé avoir une approche diff</text:span><text:span text:style-name="T17">é</text:span><text:span text:style-name="T16">rente con</text:span><text:span text:style-name="T17">c</text:span><text:span text:style-name="T16">e</text:span><text:span text:style-name="T17">rn</text:span><text:span text:style-name="T16">ant l’</text:span><text:span text:style-name="T17">extraction des mots de la liste de notes. J’ai utilisé une REGEX, ce qui m’a paru plutôt complexe.</text:span><text:span text:style-name="T1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2:59:04.718851168</meta:creation-date>
    <dc:date>2023-06-08T16:13:27.485100092</dc:date>
    <meta:editing-duration>PT1H25M4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258" meta:character-count="1651" meta:non-whitespace-character-count="1393"/>
  </office:meta>
</office:document-meta>
</file>